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BusInheritanceTest.onEvent( MyEventInterfaceExtended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InheritanceTest.testSubscriberClassHierarch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ventBusInheritanceTest.testEventClassHierarchyStick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ventBusInheritanceTest.testEventClassHierarch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ventBusInheritance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InheritanceTest.onEvent( MyEventInterface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InheritanceTest.testEventSuperInterfaceHierarch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ventBusInheritanceTest.testEventInterfaceHierarch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ventBusInheritanceTest.testSubscriberClassHierarchyWithoutNewSubscriber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ickySubscriber.onEvent( My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InheritanceTest.onEvent( Objec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InheritanceTest.onEvent( MyEventExtended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BusInheritanceTest.onEvent( My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ickySubscriber.onEvent( MyEventExtended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ickySubscriber.onEvent( MyEventInterfaceExtended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ickySubscriber.onEvent( MyEventInterface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ickySubscriber.onEvent( Objec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